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NewRomanPS-BoldMT" svg:font-family="TimesNewRomanPS-BoldMT"/>
    <style:font-face style:name="TimesNewRomanPS-ItalicMT" svg:font-family="TimesNewRomanPS-ItalicMT"/>
    <style:font-face style:name="TimesNewRomanPSMT" svg:font-family="TimesNewRomanPSMT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end" style:justify-single-word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text-autospace="none">
        <style:tab-stops/>
      </style:paragraph-properties>
      <style:text-properties fo:font-variant="normal" fo:text-transform="none" fo:color="#000000" style:font-name="TimesNewRomanPSMT" fo:font-size="10pt" fo:font-style="normal" style:font-name-asian="Times New Roman2" style:font-size-asian="10pt" style:font-name-complex="Times New Roman2" style:font-size-complex="10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1.27cm" fo:margin-right="0cm" fo:text-align="end" style:justify-single-word="false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1.27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1.251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Standard" style:master-page-name="First_20_Page">
      <style:paragraph-properties fo:text-align="end" style:justify-single-word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Header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Court File A-101-18</text:h>
      <text:h text:style-name="P3" text:outline-level="1"/>
      <text:h text:style-name="P3" text:outline-level="1"/>
      <text:h text:style-name="P5" text:outline-level="1">FEDERAL COURT OF APPEAL</text:h>
      <text:h text:style-name="P10" text:outline-level="1"/>
      <text:h text:style-name="P10" text:outline-level="1"/>
      <text:h text:style-name="P1" text:outline-level="1">BETWEEN:</text:h>
      <text:h text:style-name="P11" text:outline-level="1"/>
      <text:h text:style-name="P11" text:outline-level="1"/>
      <text:h text:style-name="P11" text:outline-level="1"/>
      <text:h text:style-name="P5" text:outline-level="1">Radu Hociung</text:h>
      <text:h text:style-name="P6" text:outline-level="1">Appellant (plaintiff)</text:h>
      <text:h text:style-name="P3" text:outline-level="1"/>
      <text:h text:style-name="P12" text:outline-level="1"/>
      <text:h text:style-name="P11" text:outline-level="1"/>
      <text:h text:style-name="P1" text:outline-level="1">and</text:h>
      <text:h text:style-name="P1" text:outline-level="1"/>
      <text:h text:style-name="P1" text:outline-level="1"/>
      <text:h text:style-name="P11" text:outline-level="1"/>
      <text:h text:style-name="P5" text:outline-level="1">Minister of Public Safety and Emergency Preparedness</text:h>
      <text:h text:style-name="P4" text:outline-level="1"/>
      <text:h text:style-name="P4" text:outline-level="1">Respondent (Defendant)</text:h>
      <text:h text:style-name="P2" text:outline-level="1"/>
      <text:h text:style-name="P2" text:outline-level="1"/>
      <text:h text:style-name="P2" text:outline-level="1">BOOK OF AUTHORITIES</text:h>
      <text:h text:style-name="P2" text:outline-level="1"/>
      <text:h text:style-name="P2" text:outline-level="1"/>
      <text:h text:style-name="P14" text:outline-level="1">Radu Hociung</text:h>
      <text:h text:style-name="P15" text:outline-level="1">246 Southwood Drive</text:h>
      <text:h text:style-name="P15" text:outline-level="1">Kitchener, Ontario</text:h>
      <text:h text:style-name="P15" text:outline-level="1">N2E 2B1</text:h>
      <text:h text:style-name="P14" text:outline-level="1">Tel:<text:tab/>(519) 883-8454</text:h>
      <text:h text:style-name="P8" text:outline-level="1">Fax:<text:tab/>(226) 336-8327</text:h>
      <text:h text:style-name="P8" text:outline-level="1">email:<text:tab/>radu.cbsa@ohmi.org</text:h>
      <text:h text:style-name="P8" text:outline-level="1"/>
      <text:h text:style-name="P7" text:outline-level="1">TO: </text:h>
      <text:h text:style-name="P17" text:outline-level="1">The Registrar</text:h>
      <text:h text:style-name="P17" text:outline-level="1">Federal Court of Appeal of Canada</text:h>
      <text:h text:style-name="P17" text:outline-level="1">180 Queen Street West</text:h>
      <text:h text:style-name="P17" text:outline-level="1">Suite 200</text:h>
      <text:h text:style-name="P17" text:outline-level="1">Toronto, Ontario</text:h>
      <text:h text:style-name="P17" text:outline-level="1">M5V 3L6</text:h>
      <text:h text:style-name="P17" text:outline-level="1"/>
      <text:h text:style-name="P9" text:outline-level="1"/>
      <text:h text:style-name="P7" text:outline-level="1">AND TO:</text:h>
      <text:h text:style-name="P16" text:outline-level="1">Eric Peterson, Counsel to the Defendant</text:h>
      <text:h text:style-name="P16" text:outline-level="1">DEPARTMENT OF JUSTICE</text:h>
      <text:h text:style-name="P16" text:outline-level="1">Ontario Regional Office</text:h>
      <text:h text:style-name="P16" text:outline-level="1">The Exchange Tower</text:h>
      <text:h text:style-name="P16" text:outline-level="1">130 King St. West</text:h>
      <text:h text:style-name="P16" text:outline-level="1">Suite 3400, Box 36</text:h>
      <text:h text:style-name="P16" text:outline-level="1">Toronto, Ontario</text:h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NewRomanPS-BoldMT" svg:font-family="TimesNewRomanPS-BoldMT"/>
    <style:font-face style:name="TimesNewRomanPS-ItalicMT" svg:font-family="TimesNewRomanPS-ItalicMT"/>
    <style:font-face style:name="TimesNewRomanPSMT" svg:font-family="TimesNewRomanPSMT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line-height="200%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loext:contextual-spacing="false"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ackground-color="#999966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2631959715304100916" text:style-name="Outline">
          <text:list-header>
            <text:h text:style-name="Header" text:outline-level="1" text:is-list-header="true"><text:tab/>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9-04-18T06:37:51.57</dc:date>
    <dc:creator>Radu Hociung</dc:creator>
    <meta:editing-duration>P15DT20H52M24S</meta:editing-duration>
    <meta:editing-cycles>116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0" meta:image-count="0" meta:object-count="0" meta:page-count="1" meta:paragraph-count="32" meta:word-count="88" meta:character-count="561"/>
  </office:meta>
</office:document-meta>
</file>